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6a9" officeooo:paragraph-rsid="0016e6a9"/>
    </style:style>
    <style:style style:name="P2" style:family="paragraph" style:parent-style-name="Standard">
      <style:text-properties officeooo:rsid="001806f9" officeooo:paragraph-rsid="001806f9"/>
    </style:style>
    <style:style style:name="P3" style:family="paragraph" style:parent-style-name="Standard">
      <style:text-properties officeooo:rsid="001819f8" officeooo:paragraph-rsid="001819f8"/>
    </style:style>
    <style:style style:name="P4" style:family="paragraph" style:parent-style-name="Standard">
      <style:paragraph-properties fo:text-align="end" style:justify-single-word="false"/>
      <style:text-properties officeooo:rsid="001819f8" officeooo:paragraph-rsid="001819f8"/>
    </style:style>
    <style:style style:name="P5" style:family="paragraph" style:parent-style-name="Standard">
      <style:paragraph-properties fo:text-align="center" style:justify-single-word="false"/>
      <style:text-properties officeooo:rsid="0018bbe3" officeooo:paragraph-rsid="0018b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endall Townsend</text:p>
      <text:p text:style-name="P5">Designing the Protocol</text:p>
      <text:p text:style-name="P1"/>
      <text:p text:style-name="P1">Before you start coding, please design an application-layer protocol that meets the above specifications.</text:p>
      <text:p text:style-name="P1">Please submit the design along with your code. Here are some guidelines to help you get started:</text:p>
      <text:p text:style-name="P1">• What kinds of messages will be exchanged across the control channel?</text:p>
      <text:p text:style-name="P2">Server will set up a listening port to have possibility for client to communicate.</text:p>
      <text:p text:style-name="P2">Client will set up a port to connect to the listening port that sends the Server address and port number its listening on. </text:p>
      <text:p text:style-name="P2"/>
      <text:p text:style-name="P1">• How should the other side respond to the messages?</text:p>
      <text:p text:style-name="P2">The Server should respond to the connection and get a connection address, and client socket.</text:p>
      <text:p text:style-name="P2">At this point the client can send any other messages for the server to parse.</text:p>
      <text:p text:style-name="P2"/>
      <text:p text:style-name="P1">• What sizes/formats will the messages have?</text:p>
      <text:p text:style-name="P2">The connection address will be a hexadecimal code, and client socket an int number.</text:p>
      <text:p text:style-name="P1"/>
      <text:p text:style-name="P1">• What message exchanges have to take place in order to setup a file transfer channel?</text:p>
      <text:p text:style-name="P2">The message exchange in order to setup a file transfer channel is the server to open a listening port and accept the clients exchanging of server address and port numbers.</text:p>
      <text:p text:style-name="P1"/>
      <text:p text:style-name="P1">• How will the receiving side know when to start/stop receiving the file?</text:p>
      <text:p text:style-name="P2">The receiving side will know when to start/stop receiving based off whether or not the clients port stays open or not.</text:p>
      <text:p text:style-name="P1"/>
      <text:p text:style-name="P1">• How to avoid overflowing TCP buffers?</text:p>
      <text:p text:style-name="P3">Give a leading transmission that tells you how long the file will be so that the file transfer won't overflow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22:11:29.934094394</meta:creation-date>
    <dc:date>2015-11-28T22:43:42.485006177</dc:date>
    <meta:editing-duration>PT1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53" meta:character-count="1467" meta:non-whitespace-character-count="1223"/>
  </office:meta>
</office:document-meta>
</file>